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10.266cm"/>
    </style:style>
    <style:style style:name="co3" style:family="table-column">
      <style:table-column-properties fo:break-before="auto" style:column-width="7.433cm"/>
    </style:style>
    <style:style style:name="co4" style:family="table-column">
      <style:table-column-properties fo:break-before="auto" style:column-width="9.2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xn</text:p>
          </table:table-cell>
          <table:table-cell table:style-name="ce1" office:value-type="string" calcext:value-type="string">
            <text:p>fxn</text:p>
          </table:table-cell>
          <table:table-cell table:style-name="ce1" office:value-type="string" calcext:value-type="string">
            <text:p>||grad(fxn)||</text:p>
          </table:table-cell>
          <table:table-cell table:number-columns-repeated="102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-10, 10</text:p>
          </table:table-cell>
          <table:table-cell office:value-type="float" office:value="1130" calcext:value-type="float">
            <text:p>1130</text:p>
          </table:table-cell>
          <table:table-cell office:value-type="float" office:value="349.284983713588" calcext:value-type="float">
            <text:p>349.284983713588</text:p>
          </table:table-cell>
          <table:table-cell table:number-columns-repeated="102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-4.567607396103132, 9.9724112841251</text:p>
          </table:table-cell>
          <table:table-cell office:value-type="float" office:value="167.52664499608" calcext:value-type="float">
            <text:p>167.52664499608</text:p>
          </table:table-cell>
          <table:table-cell office:value-type="float" office:value="32.8266628037085" calcext:value-type="float">
            <text:p>32.8266628037085</text:p>
          </table:table-cell>
          <table:table-cell table:number-columns-repeated="102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-3.9914220317794387, 8.525401085083585</text:p>
          </table:table-cell>
          <table:table-cell office:value-type="float" office:value="121.809038760677" calcext:value-type="float">
            <text:p>121.809038760677</text:p>
          </table:table-cell>
          <table:table-cell office:value-type="float" office:value="27.3959067968262" calcext:value-type="float">
            <text:p>27.3959067968262</text:p>
          </table:table-cell>
          <table:table-cell table:number-columns-repeated="102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-3.5512334330026745, 7.272993853502661</text:p>
          </table:table-cell>
          <table:table-cell office:value-type="float" office:value="88.6438573139769" calcext:value-type="float">
            <text:p>88.6438573139769</text:p>
          </table:table-cell>
          <table:table-cell office:value-type="float" office:value="23.3705113571083" calcext:value-type="float">
            <text:p>23.3705113571083</text:p>
          </table:table-cell>
          <table:table-cell table:number-columns-repeated="102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-3.176371761127873, 6.20437659833409</text:p>
          </table:table-cell>
          <table:table-cell office:value-type="float" office:value="64.5086656684851" calcext:value-type="float">
            <text:p>64.5086656684851</text:p>
          </table:table-cell>
          <table:table-cell office:value-type="float" office:value="19.9366863622291" calcext:value-type="float">
            <text:p>19.9366863622291</text:p>
          </table:table-cell>
          <table:table-cell table:number-columns-repeated="102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2.8565972092572, 5.292769758590928</text:p>
          </table:table-cell>
          <table:table-cell office:value-type="float" office:value="46.9448232491056" calcext:value-type="float">
            <text:p>46.9448232491056</text:p>
          </table:table-cell>
          <table:table-cell office:value-type="float" office:value="17.0073976658452" calcext:value-type="float">
            <text:p>17.0073976658452</text:p>
          </table:table-cell>
          <table:table-cell table:number-columns-repeated="102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2.583807644385786, 4.515106438960007</text:p>
          </table:table-cell>
          <table:table-cell office:value-type="float" office:value="34.1631285433293" calcext:value-type="float">
            <text:p>34.1631285433293</text:p>
          </table:table-cell>
          <table:table-cell office:value-type="float" office:value="14.5085130990727" calcext:value-type="float">
            <text:p>14.5085130990727</text:p>
          </table:table-cell>
          <table:table-cell table:number-columns-repeated="102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2.351099399876677, 3.8517061830998456</text:p>
          </table:table-cell>
          <table:table-cell office:value-type="float" office:value="24.8615320053117" calcext:value-type="float">
            <text:p>24.8615320053117</text:p>
          </table:table-cell>
          <table:table-cell office:value-type="float" office:value="12.3767928265818" calcext:value-type="float">
            <text:p>12.3767928265818</text:p>
          </table:table-cell>
          <table:table-cell table:number-columns-repeated="102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-2.152583274744087, 3.285780173676989</text:p>
          </table:table-cell>
          <table:table-cell office:value-type="float" office:value="18.0924974519216" calcext:value-type="float">
            <text:p>18.0924974519216</text:p>
          </table:table-cell>
          <table:table-cell office:value-type="float" office:value="10.5582889397704" calcext:value-type="float">
            <text:p>10.5582889397704</text:p>
          </table:table-cell>
          <table:table-cell table:number-columns-repeated="102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-1.9832353772972648, 2.803006395187975</text:p>
          </table:table-cell>
          <table:table-cell office:value-type="float" office:value="13.1664774616044" calcext:value-type="float">
            <text:p>13.1664774616044</text:p>
          </table:table-cell>
          <table:table-cell office:value-type="float" office:value="9.00698015038887" calcext:value-type="float">
            <text:p>9.00698015038887</text:p>
          </table:table-cell>
          <table:table-cell table:number-columns-repeated="102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1.838769982605818, 2.3911671842462807</text:p>
          </table:table-cell>
          <table:table-cell office:value-type="float" office:value="9.58166987594125" calcext:value-type="float">
            <text:p>9.58166987594125</text:p>
          </table:table-cell>
          <table:table-cell office:value-type="float" office:value="7.68360714090498" calcext:value-type="float">
            <text:p>7.68360714090498</text:p>
          </table:table-cell>
          <table:table-cell table:number-columns-repeated="102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1.7155310727570325, 2.0398400342665997</text:p>
          </table:table-cell>
          <table:table-cell office:value-type="float" office:value="6.97289974997827" calcext:value-type="float">
            <text:p>6.97289974997827</text:p>
          </table:table-cell>
          <table:table-cell office:value-type="float" office:value="6.55467901857622" calcext:value-type="float">
            <text:p>6.55467901857622</text:p>
          </table:table-cell>
          <table:table-cell table:number-columns-repeated="102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-1.6103998132461528, 1.7401338309514514</text:p>
          </table:table-cell>
          <table:table-cell office:value-type="float" office:value="5.07441939971545" calcext:value-type="float">
            <text:p>5.07441939971545</text:p>
          </table:table-cell>
          <table:table-cell office:value-type="float" office:value="5.59162574599646" calcext:value-type="float">
            <text:p>5.59162574599646</text:p>
          </table:table-cell>
          <table:table-cell table:number-columns-repeated="102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-1.520715623911296, 1.484463842658498</text:p>
          </table:table-cell>
          <table:table-cell office:value-type="float" office:value="3.69283701028848" calcext:value-type="float">
            <text:p>3.69283701028848</text:p>
          </table:table-cell>
          <table:table-cell office:value-type="float" office:value="4.77007512212828" calcext:value-type="float">
            <text:p>4.77007512212828</text:p>
          </table:table-cell>
          <table:table-cell table:number-columns-repeated="102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-1.444208846993472, 1.2663597721076303</text:p>
          </table:table-cell>
          <table:table-cell office:value-type="float" office:value="2.68741606954361" calcext:value-type="float">
            <text:p>2.68741606954361</text:p>
          </table:table-cell>
          <table:table-cell office:value-type="float" office:value="4.06923598113806" calcext:value-type="float">
            <text:p>4.06923598113806</text:p>
          </table:table-cell>
          <table:table-cell table:number-columns-repeated="102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-1.3789433084644767, 1.0803020110501753</text:p>
          </table:table-cell>
          <table:table-cell office:value-type="float" office:value="1.95573874213175" calcext:value-type="float">
            <text:p>1.95573874213175</text:p>
          </table:table-cell>
          <table:table-cell office:value-type="float" office:value="3.47137203042015" calcext:value-type="float">
            <text:p>3.47137203042015</text:p>
          </table:table-cell>
          <table:table-cell table:number-columns-repeated="102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string" calcext:value-type="string">
            <text:p>-1.3232673188221953, 0.9215819543045988</text:p>
          </table:table-cell>
          <table:table-cell office:value-type="float" office:value="1.42327272619481" calcext:value-type="float">
            <text:p>1.42327272619481</text:p>
          </table:table-cell>
          <table:table-cell office:value-type="float" office:value="2.96135299610537" calcext:value-type="float">
            <text:p>2.96135299610537</text:p>
          </table:table-cell>
          <table:table-cell table:number-columns-repeated="102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office:value-type="string" calcext:value-type="string">
            <text:p>-1.2757718734008525, 0.7861828380988469</text:p>
          </table:table-cell>
          <table:table-cell office:value-type="float" office:value="1.0357787774139" calcext:value-type="float">
            <text:p>1.0357787774139</text:p>
          </table:table-cell>
          <table:table-cell office:value-type="float" office:value="2.52627171048734" calcext:value-type="float">
            <text:p>2.52627171048734</text:p>
          </table:table-cell>
          <table:table-cell table:number-columns-repeated="102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-1.2352549944017044, 0.6706780868627511</text:p>
          </table:table-cell>
          <table:table-cell office:value-type="float" office:value="0.753785461312932" calcext:value-type="float">
            <text:p>0.753785461312932</text:p>
          </table:table-cell>
          <table:table-cell office:value-type="float" office:value="2.1551174758344" calcext:value-type="float">
            <text:p>2.1551174758344</text:p>
          </table:table-cell>
          <table:table-cell table:number-columns-repeated="1020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-1.20069131215342, 0.5721445961667703</text:p>
          </table:table-cell>
          <table:table-cell office:value-type="float" office:value="0.548568282906073" calcext:value-type="float">
            <text:p>0.548568282906073</text:p>
          </table:table-cell>
          <table:table-cell office:value-type="float" office:value="1.8384974092026" calcext:value-type="float">
            <text:p>1.8384974092026</text:p>
          </table:table-cell>
          <table:table-cell table:number-columns-repeated="1020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-1.1712061158578075, 0.48808875703746896</text:p>
          </table:table-cell>
          <table:table-cell office:value-type="float" office:value="0.399223591220414" calcext:value-type="float">
            <text:p>0.399223591220414</text:p>
          </table:table-cell>
          <table:table-cell office:value-type="float" office:value="1.56839873592867" calcext:value-type="float">
            <text:p>1.56839873592867</text:p>
          </table:table-cell>
          <table:table-cell table:number-columns-repeated="1020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office:value-type="string" calcext:value-type="string">
            <text:p>-1.14605321709261, 0.41638334965006646</text:p>
          </table:table-cell>
          <table:table-cell office:value-type="float" office:value="0.290539180818293" calcext:value-type="float">
            <text:p>0.290539180818293</text:p>
          </table:table-cell>
          <table:table-cell office:value-type="float" office:value="1.33798600906952" calcext:value-type="float">
            <text:p>1.33798600906952</text:p>
          </table:table-cell>
          <table:table-cell table:number-columns-repeated="1020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-1.12459606584966, 0.3552137092990652</text:p>
          </table:table-cell>
          <table:table-cell office:value-type="float" office:value="0.211444670835822" calcext:value-type="float">
            <text:p>0.211444670835822</text:p>
          </table:table-cell>
          <table:table-cell office:value-type="float" office:value="1.14142812241207" calcext:value-type="float">
            <text:p>1.14142812241207</text:p>
          </table:table-cell>
          <table:table-cell table:number-columns-repeated="1020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office:value-type="string" calcext:value-type="string">
            <text:p>-1.106291641228193, 0.30303180228507903</text:p>
          </table:table-cell>
          <table:table-cell office:value-type="float" office:value="0.153883803645836" calcext:value-type="float">
            <text:p>0.153883803645836</text:p>
          </table:table-cell>
          <table:table-cell office:value-type="float" office:value="0.973750741849629" calcext:value-type="float">
            <text:p>0.973750741849629</text:p>
          </table:table-cell>
          <table:table-cell table:number-columns-repeated="1020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-1.0906767090811802, 0.2585170494774233</text:p>
          </table:table-cell>
          <table:table-cell office:value-type="float" office:value="0.111993785686565" calcext:value-type="float">
            <text:p>0.111993785686565</text:p>
          </table:table-cell>
          <table:table-cell office:value-type="float" office:value="0.830710418344293" calcext:value-type="float">
            <text:p>0.830710418344293</text:p>
          </table:table-cell>
          <table:table-cell table:number-columns-repeated="1020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-1.077356098846414, 0.22054290612116734</text:p>
          </table:table-cell>
          <table:table-cell office:value-type="float" office:value="0.0815080711482469" calcext:value-type="float">
            <text:p>0.0815080711482469</text:p>
          </table:table-cell>
          <table:table-cell office:value-type="float" office:value="0.708687198637415" calcext:value-type="float">
            <text:p>0.708687198637415</text:p>
          </table:table-cell>
          <table:table-cell table:number-columns-repeated="1020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office:value-type="string" calcext:value-type="string">
            <text:p>-1.0659927028767782, 0.18814835212106487</text:p>
          </table:table-cell>
          <table:table-cell office:value-type="float" office:value="0.0593217510532255" calcext:value-type="float">
            <text:p>0.0593217510532255</text:p>
          </table:table-cell>
          <table:table-cell office:value-type="float" office:value="0.604593014122596" calcext:value-type="float">
            <text:p>0.604593014122596</text:p>
          </table:table-cell>
          <table:table-cell table:number-columns-repeated="1020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-1.0562989451819007, 0.16051357129005442</text:p>
          </table:table-cell>
          <table:table-cell office:value-type="float" office:value="0.0431752746790791" calcext:value-type="float">
            <text:p>0.0431752746790791</text:p>
          </table:table-cell>
          <table:table-cell office:value-type="float" office:value="0.515793530086494" calcext:value-type="float">
            <text:p>0.515793530086494</text:p>
          </table:table-cell>
          <table:table-cell table:number-columns-repeated="1020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-1.048029503678772, 0.13693920408213048</text:p>
          </table:table-cell>
          <table:table-cell office:value-type="float" office:value="0.0314242846574961" calcext:value-type="float">
            <text:p>0.0314242846574961</text:p>
          </table:table-cell>
          <table:table-cell office:value-type="float" office:value="0.440041478063113" calcext:value-type="float">
            <text:p>0.440041478063113</text:p>
          </table:table-cell>
          <table:table-cell table:number-columns-repeated="1020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office:value-type="string" calcext:value-type="string">
            <text:p>-1.0409751017714048, 0.11682864873930761</text:p>
          </table:table-cell>
          <table:table-cell office:value-type="float" office:value="0.0228721193483954" calcext:value-type="float">
            <text:p>0.0228721193483954</text:p>
          </table:table-cell>
          <table:table-cell office:value-type="float" office:value="0.375419784219435" calcext:value-type="float">
            <text:p>0.375419784219435</text:p>
          </table:table-cell>
          <table:table-cell table:number-columns-repeated="1020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-1.0349572121410069, 0.09967296296400338</text:p>
          </table:table-cell>
          <table:table-cell office:value-type="float" office:value="0.0166479199291509" calcext:value-type="float">
            <text:p>0.0166479199291509</text:p>
          </table:table-cell>
          <table:table-cell office:value-type="float" office:value="0.320293052798424" calcext:value-type="float">
            <text:p>0.320293052798424</text:p>
          </table:table-cell>
          <table:table-cell table:number-columns-repeated="1020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office:value-type="string" calcext:value-type="string">
            <text:p>-1.0298235387159733, 0.08503798399909417</text:p>
          </table:table-cell>
          <table:table-cell office:value-type="float" office:value="0.0121179252969396" calcext:value-type="float">
            <text:p>0.0121179252969396</text:p>
          </table:table-cell>
          <table:table-cell office:value-type="float" office:value="0.273266179457191" calcext:value-type="float">
            <text:p>0.273266179457191</text:p>
          </table:table-cell>
          <table:table-cell table:number-columns-repeated="1020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-1.025444162480157, 0.07255334117406452</text:p>
          </table:table-cell>
          <table:table-cell office:value-type="float" office:value="0.00882091868087667" calcext:value-type="float">
            <text:p>0.00882091868087667</text:p>
          </table:table-cell>
          <table:table-cell office:value-type="float" office:value="0.233149044601637" calcext:value-type="float">
            <text:p>0.233149044601637</text:p>
          </table:table-cell>
          <table:table-cell table:number-columns-repeated="1020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-1.0217082535847746, 0.061903082855652325</text:p>
          </table:table-cell>
          <table:table-cell office:value-type="float" office:value="0.0064212501399989" calcext:value-type="float">
            <text:p>0.0064212501399989</text:p>
          </table:table-cell>
          <table:table-cell office:value-type="float" office:value="0.198926394912376" calcext:value-type="float">
            <text:p>0.198926394912376</text:p>
          </table:table-cell>
          <table:table-cell table:number-columns-repeated="1020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-1.0185212665522216, 0.052817680586910325</text:p>
          </table:table-cell>
          <table:table-cell office:value-type="float" office:value="0.00467464953745236" calcext:value-type="float">
            <text:p>0.00467464953745236</text:p>
          </table:table-cell>
          <table:table-cell office:value-type="float" office:value="0.169732150247534" calcext:value-type="float">
            <text:p>0.169732150247534</text:p>
          </table:table-cell>
          <table:table-cell table:number-columns-repeated="1020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office:value-type="string" calcext:value-type="string">
            <text:p>-1.0158025475924521, 0.045067208070662265</text:p>
          </table:table-cell>
          <table:table-cell office:value-type="float" office:value="0.00340334752086159" calcext:value-type="float">
            <text:p>0.00340334752086159</text:p>
          </table:table-cell>
          <table:table-cell office:value-type="float" office:value="0.144827485284042" calcext:value-type="float">
            <text:p>0.144827485284042</text:p>
          </table:table-cell>
          <table:table-cell table:number-columns-repeated="1020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office:value-type="string" calcext:value-type="string">
            <text:p>-1.0134832934797677, 0.03845552237456107</text:p>
          </table:table-cell>
          <table:table-cell office:value-type="float" office:value="0.00247797021546861" calcext:value-type="float">
            <text:p>0.00247797021546861</text:p>
          </table:table-cell>
          <table:table-cell office:value-type="float" office:value="0.123582132091889" calcext:value-type="float">
            <text:p>0.123582132091889</text:p>
          </table:table-cell>
          <table:table-cell table:number-columns-repeated="1020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office:value-type="string" calcext:value-type="string">
            <text:p>-1.0115048103344098, 0.032815300097494386</text:p>
          </table:table-cell>
          <table:table-cell office:value-type="float" office:value="0.0018043633535971" calcext:value-type="float">
            <text:p>0.0018043633535971</text:p>
          </table:table-cell>
          <table:table-cell office:value-type="float" office:value="0.105458429793505" calcext:value-type="float">
            <text:p>0.105458429793505</text:p>
          </table:table-cell>
          <table:table-cell table:number-columns-repeated="1020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-1.0098170282430121, 0.028003802879016743</text:p>
          </table:table-cell>
          <table:table-cell office:value-type="float" office:value="0.00131400370865603" calcext:value-type="float">
            <text:p>0.00131400370865603</text:p>
          </table:table-cell>
          <table:table-cell office:value-type="float" office:value="0.0899977177535166" calcext:value-type="float">
            <text:p>0.0899977177535166</text:p>
          </table:table-cell>
          <table:table-cell table:number-columns-repeated="1020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office:value-type="string" calcext:value-type="string">
            <text:p>-1.0083772341287414, 0.023899265088707475</text:p>
          </table:table-cell>
          <table:table-cell office:value-type="float" office:value="0.000957021125274884" calcext:value-type="float">
            <text:p>0.000957021125274884</text:p>
          </table:table-cell>
          <table:table-cell office:value-type="float" office:value="0.0768087282202538" calcext:value-type="float">
            <text:p>0.0768087282202538</text:p>
          </table:table-cell>
          <table:table-cell table:number-columns-repeated="1020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office:value-type="string" calcext:value-type="string">
            <text:p>-1.007148990801579, 0.020397812275384068</text:p>
          </table:table-cell>
          <table:table-cell office:value-type="float" office:value="0.000697120365959763" calcext:value-type="float">
            <text:p>0.000697120365959763</text:p>
          </table:table-cell>
          <table:table-cell office:value-type="float" office:value="0.0655576844076464" calcext:value-type="float">
            <text:p>0.0655576844076464</text:p>
          </table:table-cell>
          <table:table-cell table:number-columns-repeated="1020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office:value-type="string" calcext:value-type="string">
            <text:p>-1.0061012148343047, 0.017410832393420186</text:p>
          </table:table-cell>
          <table:table-cell office:value-type="float" office:value="0.000507885519262484" calcext:value-type="float">
            <text:p>0.000507885519262484</text:p>
          </table:table-cell>
          <table:table-cell office:value-type="float" office:value="0.0559598535166434" calcext:value-type="float">
            <text:p>0.0559598535166434</text:p>
          </table:table-cell>
          <table:table-cell table:number-columns-repeated="1020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office:value-type="string" calcext:value-type="string">
            <text:p>-1.0052073899273593, 0.01486273327832791</text:p>
          </table:table-cell>
          <table:table-cell office:value-type="float" office:value="0.000370090546848621" calcext:value-type="float">
            <text:p>0.000370090546848621</text:p>
          </table:table-cell>
          <table:table-cell office:value-type="float" office:value="0.0477723409109343" calcext:value-type="float">
            <text:p>0.0477723409109343</text:p>
          </table:table-cell>
          <table:table-cell table:number-columns-repeated="1020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office:value-type="string" calcext:value-type="string">
            <text:p>-1.004444895854922, 0.012689029618752392</text:p>
          </table:table-cell>
          <table:table-cell office:value-type="float" office:value="0.000269742035053455" calcext:value-type="float">
            <text:p>0.000269742035053455</text:p>
          </table:table-cell>
          <table:table-cell office:value-type="float" office:value="0.0407879431448592" calcext:value-type="float">
            <text:p>0.0407879431448592</text:p>
          </table:table-cell>
          <table:table-cell table:number-columns-repeated="1020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office:value-type="string" calcext:value-type="string">
            <text:p>-1.0037944360098479, 0.010834711012552869</text:p>
          </table:table-cell>
          <table:table-cell office:value-type="float" office:value="0.000196654800166061" calcext:value-type="float">
            <text:p>0.000196654800166061</text:p>
          </table:table-cell>
          <table:table-cell office:value-type="float" office:value="0.0348299041713934" calcext:value-type="float">
            <text:p>0.0348299041713934</text:p>
          </table:table-cell>
          <table:table-cell table:number-columns-repeated="1020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office:value-type="string" calcext:value-type="string">
            <text:p>-1.0032395490601118, 0.009252849806183835</text:p>
          </table:table-cell>
          <table:table-cell office:value-type="float" office:value="0.00014341527320555" calcext:value-type="float">
            <text:p>0.00014341527320555</text:p>
          </table:table-cell>
          <table:table-cell office:value-type="float" office:value="0.0297474421005257" calcext:value-type="float">
            <text:p>0.0297474421005257</text:p>
          </table:table-cell>
          <table:table-cell table:number-columns-repeated="1020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office:value-type="string" calcext:value-type="string">
            <text:p>-1.0027661923581934, 0.007903413486030754</text:p>
          </table:table-cell>
          <table:table-cell office:value-type="float" office:value="0.00010462708875767" calcext:value-type="float">
            <text:p>0.00010462708875767</text:p>
          </table:table-cell>
          <table:table-cell office:value-type="float" office:value="0.0254119332855432" calcext:value-type="float">
            <text:p>0.0254119332855432</text:p>
          </table:table-cell>
          <table:table-cell table:number-columns-repeated="1020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office:value-type="string" calcext:value-type="string">
            <text:p>-1.0023623865607123, 0.00675225156691655</text:p>
          </table:table-cell>
          <table:table-cell office:value-type="float" office:value="0.0000763620468570141" calcext:value-type="float">
            <text:p>7.63620468570141E-05</text:p>
          </table:table-cell>
          <table:table-cell office:value-type="float" office:value="0.0217136571492124" calcext:value-type="float">
            <text:p>0.0217136571492124</text:p>
          </table:table-cell>
          <table:table-cell table:number-columns-repeated="1020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office:value-type="string" calcext:value-type="string">
            <text:p>-1.0020179124645072, 0.005770231338020876</text:p>
          </table:table-cell>
          <table:table-cell office:value-type="float" office:value="0.0000557605351021495" calcext:value-type="float">
            <text:p>5.57605351021495E-05</text:p>
          </table:table-cell>
          <table:table-cell office:value-type="float" office:value="0.0185590193743688" calcext:value-type="float">
            <text:p>0.0185590193743688</text:p>
          </table:table-cell>
          <table:table-cell table:number-columns-repeated="1020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office:value-type="string" calcext:value-type="string">
            <text:p>-1.001724052386966, 0.0049325005948644895</text:p>
          </table:table-cell>
          <table:table-cell office:value-type="float" office:value="0.0000407407210960406" calcext:value-type="float">
            <text:p>4.07407210960406E-05</text:p>
          </table:table-cell>
          <table:table-cell office:value-type="float" office:value="0.0158681831620351" calcext:value-type="float">
            <text:p>0.0158681831620351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5-20T00:05:35</meta:creation-date>
    <dc:date>2023-05-20T03:13:40.825837228</dc:date>
    <meta:generator>LibreOffice/7.3.7.2$Linux_X86_64 LibreOffice_project/30$Build-2</meta:generator>
    <meta:editing-duration>PT7M59S</meta:editing-duration>
    <meta:editing-cycles>1</meta:editing-cycles>
    <meta:document-statistic meta:table-count="1" meta:cell-count="203" meta:object-count="0"/>
    <meta:user-defined meta:name="AppVersion">3.1</meta:user-defined>
  </office:meta>
</office:document-meta>
</file>